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9.71cm" svg:y="4.001cm" svg:width="7.631cm" svg:height="2.833cm" draw:z-index="0">
        <draw:text-box>
          <text:p text:style-name="Frame_20_contents"><office:annotation><dc:creator>Gauthier Bastien</dc:creator><dc:date>2011-02-16T14:49:10</dc:date><text:p text:style-name="P4"><text:span text:style-name="T11">do text if not len(self.getApplicants()) &gt; 1</text:span></text:p><text:p text:style-name="P4"><text:span text:style-name="T11">from xhtml(applicantobj.getSignaletic(withaddress=True,linebyline=True))</text:span></text:p></office:annotation><text:span text:style-name="T4">Titre Nom Prénom<text:line-break/>Adresse ligne1<text:line-break/>Adresse ligne2</text:span></text:p>
          <text:p text:style-name="Frame_20_contents"><text:span text:style-name="T4"><office:annotation><dc:creator>Gauthier Bastien</dc:creator><dc:date>2011-02-17T09:18:17</dc:date><text:p text:style-name="P4"><text:span text:style-name="T11">do text if </text:span><text:span text:style-name="T12">len(self.getApplicants()) &gt; 1</text:span></text:p></office:annotation></text:span><text:span text:style-name="T4">&lt;%Titre%&gt; &lt;%Nom%&gt; &lt;%Prenom%&gt;<text:line-break/>&lt;%AdresseLigne1%&gt;<text:line-break/>&lt;%AdresseLigne2%&gt;</text:span></text:p>
          <text:h text:style-name="Heading_20_2" text:outline-level="2">RECOMMANDE</text:h>
          <text:p text:style-name="Standard"/>
          <text:p text:style-name="Standard"/>
          <text:p text:style-name="Standard"/>
          <text:p text:style-name="P3"><office:annotation><dc:creator>Gauthier Bastien</dc:creator><dc:date>2011-02-17T09:18:17</dc:date><text:p text:style-name="P4"><text:span text:style-name="T11">do text if </text:span><text:span text:style-name="T12">len(self.getApplicants()) &gt; 1</text:span></text:p></office:annotation><text:text-input text:description="Plusieurs demandeurs">self.getMultipleApplicants()</text:text-input></text:p>
        </draw:text-box>
      </draw:frame>
      <draw:frame draw:style-name="fr2" draw:name="Cadre2" text:anchor-type="page" text:anchor-page-number="1" svg:x="2cm" svg:y="2cm" svg:width="7.128cm" draw:z-index="1">
        <draw:text-box fo:min-height="5.226cm">
          <text:p text:style-name="P2"><office:annotation><dc:creator>Gauthier Bastien</dc:creator><dc:date>2011-01-13T14:56:41</dc:date><text:p text:style-name="P4"><text:span text:style-name="T7">do text</text:span></text:p><text:p text:style-name="P4"><text:span text:style-name="T7">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Procédure erronée</text:p>
      <text:p text:style-name="UrbanBody"/>
      <text:p text:style-name="UrbanBody"><text:span text:style-name="T5"><office:annotation><dc:creator>Gauthier Bastien</dc:creator><dc:date>2011-01-13T14:56:41</dc:date><text:p text:style-name="P4"><text:span text:style-name="T7">do text</text:span></text:p><text:p text:style-name="P4"><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4"><text:span text:style-name="T10">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4"><text:span text:style-name="T9">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text:span> <text:text-input text:description="Situation des travaux">self.getWorkLocationSignaletic()</text:text-input></text:p>
      <text:p text:style-name="UrbanBody"/>
      <text:p text:style-name="UrbanBody"/>
      <text:p text:style-name="UrbanBody"><office:annotation><dc:creator>Gauthier Bastien</dc:creator><dc:date>2011-02-21T09:23:46</dc:date><text:p text:style-name="P4"><text:span text:style-name="T8">do text if not len(self.getApplicants()) &gt; 1</text:span></text:p></office:annotation><text:tab/><text:text-input text:description="Titre du demandeur">applicantobj.getPersonTitleValue()</text:text-input>,</text:p>
      <text:p text:style-name="UrbanBody"><office:annotation><dc:creator>Gauthier Bastien</dc:creator><dc:date>2011-02-21T09:23:46</dc:date><text:p text:style-name="P4"><text:span text:style-name="T8">do text if len(self.getApplicants()) &gt; 1</text:span></text:p></office:annotation><text:span text:style-name="T3"><office:annotation><dc:creator>Gauthier Bastien</dc:creator><dc:date>2011-02-17T09:18:17</dc:date><text:p text:style-name="P4"><text:span text:style-name="T7">do text if </text:span><text:span text:style-name="T8">len(self.getApplicants()) &gt; 1</text:span></text:p></office:annotation></text:span><text:span text:style-name="T3"><text:tab/>&lt;%Titre%&gt;</text:span>,</text:p>
      <text:p text:style-name="UrbanBody"/>
      <text:p text:style-name="UrbanBody"><text:tab/>Par la présente, nous vous informons qu'en vertu du décret du 27 octobre 2005, entré en vigueur le 03 décembre 2005, votre demande de permis doit être introduite auprès de la Région wallonne.</text:p>
      <text:p text:style-name="UrbanBody"/>
      <text:p text:style-name="UrbanBody"><text:tab/>En effet, comme le stipule l'article 127 du Code Wallon de l'Aménagement du Territoire, de l'Urbanisme, du Patrimoine et de l'Energie, les demandes relatives à des actes et travaux doivent être introduites auprès du Fonctionnaire délégué de la Région wallonne et respecte la procédure décrite par l'article.</text:p>
      <text:p text:style-name="UrbanBody"/>
      <text:p text:style-name="UrbanBody"><text:tab/>Dès lors, votre demande doit être envoyée à l'adresse suivante: ????</text:p>
      <text:p text:style-name="UrbanBody"/>
      <text:p text:style-name="UrbanBody"><text:tab/>Veuillez trouver en annexe les documents que vous nous avez transmis.</text:p>
      <text:p text:style-name="UrbanBody"/>
      <text:p text:style-name="UrbanBody"><text:tab/><office:annotation><dc:creator>Gauthier Bastien</dc:creator><dc:date>2011-02-21T09:23:46</dc:date><text:p text:style-name="P4"><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text:tab/><office:annotation><dc:creator>Gauthier Bastien</dc:creator><dc:date>2011-02-21T09:23:46</dc:date><text:p text:style-name="P4"><text:span text:style-name="T8">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text:text-input text:description="Délivré à xxx le xxx">urbanEventObj.getFormattedDate(forDelivery=True)</text:text-input></text:p>
      <text:p text:style-name="UrbanBody"/>
      <text:p text:style-name="UrbanBody"><office:annotation><dc:creator>Gauthier Bastien</dc:creator><dc:date>2011-01-13T14:56:41</dc:date><text:p text:style-name="P4"><text:span text:style-name="T7">do text</text:span></text:p><text:p text:style-name="P4"><text:span text:style-name="T7">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09-07-27T10:37:25</meta:creation-date>
    <dc:date>2011-12-13T16:06:59</dc:date>
    <dc:language>fr-FR</dc:language>
    <meta:editing-cycles>59</meta:editing-cycles>
    <meta:editing-duration>P1DT6H44M52S</meta:editing-duration>
    <dc:creator>sde </dc:creator>
    <meta:document-statistic meta:table-count="0" meta:image-count="0" meta:object-count="0" meta:page-count="1" meta:paragraph-count="22" meta:word-count="169" meta:character-count="1398"/>
    <meta:user-defined meta:name="Info 1"/>
    <meta:user-defined meta:name="Info 2"/>
    <meta:user-defined meta:name="Info 3"/>
    <meta:user-defined meta:name="Info 4"/>
  </office:meta>
</office:document-meta>
</file>